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UPDATEU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UpdateU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login</text:p>
          </table:table-cell>
          <table:table-cell table:style-name="Table3.C2" office:value-type="string">
            <text:p text:style-name="P11">dcuadra</text:p>
          </table:table-cell>
        </table:table-row>
        <table:table-row>
          <table:table-cell table:style-name="Table3.A2" office:value-type="string">
            <text:p text:style-name="P11">setName</text:p>
          </table:table-cell>
          <table:table-cell table:style-name="Table3.B2" office:value-type="string">
            <text:p text:style-name="P11">name</text:p>
          </table:table-cell>
          <table:table-cell table:style-name="Table3.C2" office:value-type="string">
            <text:p text:style-name="P11">David Cuadrado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updateuser&gt;</text:p>
      <text:p text:style-name="P12"><text:tab/>&lt;login&gt;dcuadra&lt;/login&gt;</text:p>
      <text:p text:style-name="P12"><text:tab/>&lt;name&gt;David Cuadrado&lt;/name&gt;</text:p>
      <text:p text:style-name="P13">&lt;/updateuser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1:01:54</dc:date>
    <dc:language>es-CO</dc:language>
    <meta:editing-cycles>71</meta:editing-cycles>
    <meta:editing-duration>PT40M23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4" meta:word-count="69" meta:character-count="494"/>
  </office:meta>
</office:document-meta>
</file>